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rame_20_contents">
      <style:paragraph-properties fo:line-height="100%" fo:text-align="center" style:justify-single-word="false"/>
      <style:text-properties fo:font-size="48pt" style:font-size-asian="48pt" style:font-size-complex="48pt"/>
    </style:style>
    <style:style style:name="P2" style:family="paragraph" style:parent-style-name="Frame_20_contents">
      <style:paragraph-properties fo:line-height="100%" fo:text-align="center" style:justify-single-word="false"/>
    </style:style>
    <style:style style:name="P3" style:family="paragraph" style:parent-style-name="Frame_20_contents">
      <style:paragraph-properties fo:line-height="100%" fo:text-align="center" style:justify-single-word="false"/>
      <style:text-properties fo:font-size="80pt" style:font-size-asian="80pt" style:font-size-complex="80pt"/>
    </style:style>
    <style:style style:name="P4" style:family="paragraph" style:parent-style-name="Frame_20_contents">
      <style:paragraph-properties fo:line-height="100%" fo:text-align="center" style:justify-single-word="false"/>
      <style:text-properties fo:font-size="88pt" style:font-size-asian="88pt" style:font-size-complex="88pt"/>
    </style:style>
    <style:style style:name="P5" style:family="paragraph" style:parent-style-name="Frame_20_contents">
      <style:paragraph-properties fo:line-height="100%" fo:text-align="center" style:justify-single-word="false"/>
      <style:text-properties fo:font-size="48pt" style:font-size-asian="48pt" style:font-size-complex="48pt"/>
    </style:style>
    <style:style style:name="P6" style:family="paragraph" style:parent-style-name="Frame_20_contents">
      <style:paragraph-properties fo:line-height="100%" fo:text-align="center" style:justify-single-word="false"/>
      <style:text-properties fo:font-size="88pt" style:font-size-asian="88pt" style:font-size-complex="88pt"/>
    </style:style>
    <style:style style:name="P7" style:family="paragraph" style:parent-style-name="Frame_20_contents">
      <style:paragraph-properties fo:line-height="100%" fo:text-align="center" style:justify-single-word="false"/>
      <style:text-properties fo:font-size="54pt" style:font-size-asian="54pt" style:font-size-complex="54pt"/>
    </style:style>
    <style:style style:name="P8" style:family="paragraph" style:parent-style-name="Frame_20_contents">
      <style:paragraph-properties fo:line-height="100%" fo:text-align="center" style:justify-single-word="false"/>
    </style:style>
    <style:style style:name="fr1" style:family="graphic" style:parent-style-name="Frame">
      <style:graphic-properties style:vertical-pos="from-top" style:vertical-rel="page-content" style:horizontal-pos="left" style:horizontal-rel="page" fo:background-color="transparent" style:background-transparency="100%" fo:padding="0.0598in" fo:border="0.06pt solid #000000" style:shadow="none">
        <style:background-image/>
      </style:graphic-properties>
    </style:style>
    <style:style style:name="fr2" style:family="graphic" style:parent-style-name="Frame">
      <style:graphic-properties style:vertical-pos="from-top" style:vertical-rel="page" style:horizontal-pos="from-left" style:horizontal-rel="page" fo:background-color="transparent" style:background-transparency="100%" fo:padding="0.0598in" fo:border="0.06pt solid #000000" style:shadow="none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rame1" text:anchor-type="page" text:anchor-page-number="1" svg:y="0in" svg:width="4.1299in" svg:height="5.498in" draw:z-index="3">
        <draw:text-box>
          <text:p text:style-name="P2"/>
          <text:p text:style-name="P2"/>
          <text:p text:style-name="P1">You Won</text:p>
          <text:p text:style-name="P3">100</text:p>
          <text:p text:style-name="P3"/>
        </draw:text-box>
      </draw:frame>
      <draw:frame draw:style-name="fr2" draw:name="Frame2" text:anchor-type="page" text:anchor-page-number="1" svg:x="4.3402in" svg:y="0in" svg:width="4.1299in" svg:height="5.498in" draw:z-index="1">
        <draw:text-box>
          <text:p text:style-name="P2"/>
          <text:p text:style-name="P2"/>
          <text:p text:style-name="P1">You Won</text:p>
          <text:p text:style-name="P3">100</text:p>
          <text:p text:style-name="P3"/>
        </draw:text-box>
      </draw:frame>
      <draw:frame draw:style-name="fr2" draw:name="Frame3" text:anchor-type="page" text:anchor-page-number="1" svg:x="0.0791in" svg:y="5.4972in" svg:width="4.1299in" svg:height="5.5028in" draw:z-index="0">
        <draw:text-box>
          <text:p text:style-name="P2"/>
          <text:p text:style-name="P2"/>
          <text:p text:style-name="P1">You Won</text:p>
          <text:p text:style-name="P3">50</text:p>
          <text:p text:style-name="P3"/>
        </draw:text-box>
      </draw:frame>
      <draw:frame draw:style-name="fr2" draw:name="Frame4" text:anchor-type="page" text:anchor-page-number="1" svg:x="4.3382in" svg:y="5.4972in" svg:width="4.1299in" svg:height="5.5028in" draw:z-index="2">
        <draw:text-box>
          <text:p text:style-name="P2"/>
          <text:p text:style-name="P2"/>
          <text:p text:style-name="P1">You Won</text:p>
          <text:p text:style-name="P3">50</text:p>
        </draw:text-box>
      </draw:frame>
      <draw:frame draw:style-name="fr1" draw:name="Frame11" text:anchor-type="page" text:anchor-page-number="1" svg:y="0in" svg:width="4.1299in" svg:height="5.498in" draw:z-index="4">
        <draw:text-box>
          <text:p text:style-name="P2"/>
          <text:p text:style-name="P2"/>
          <text:p text:style-name="P1">You Won</text:p>
          <text:p text:style-name="P3">100</text:p>
          <text:p text:style-name="P1">but you lost</text:p>
          <text:p text:style-name="P3">50</text:p>
        </draw:text-box>
      </draw:frame>
      <draw:frame draw:style-name="fr2" draw:name="Frame21" text:anchor-type="page" text:anchor-page-number="1" svg:x="4.3402in" svg:y="0in" svg:width="4.1299in" svg:height="5.498in" draw:z-index="5">
        <draw:text-box>
          <text:p text:style-name="P2"/>
          <text:p text:style-name="P2"/>
          <text:p text:style-name="P1">You Won</text:p>
          <text:p text:style-name="P3">100</text:p>
          <text:p text:style-name="P1">but you lost</text:p>
          <text:p text:style-name="P3">50</text:p>
        </draw:text-box>
      </draw:frame>
      <draw:frame draw:style-name="fr2" draw:name="Frame31" text:anchor-type="page" text:anchor-page-number="1" svg:x="0.0791in" svg:y="5.4972in" svg:width="4.1299in" svg:height="5.5028in" draw:z-index="6">
        <draw:text-box>
          <text:p text:style-name="P2"/>
          <text:p text:style-name="P2"/>
          <text:p text:style-name="P1">You Won</text:p>
          <text:p text:style-name="P3">100</text:p>
          <text:p text:style-name="P1">but you lost</text:p>
          <text:p text:style-name="P3">50</text:p>
        </draw:text-box>
      </draw:frame>
      <draw:frame draw:style-name="fr2" draw:name="Frame41" text:anchor-type="page" text:anchor-page-number="1" svg:x="4.3382in" svg:y="5.4972in" svg:width="4.1299in" svg:height="5.5028in" draw:z-index="7">
        <draw:text-box>
          <text:p text:style-name="P2"/>
          <text:p text:style-name="P2"/>
          <text:p text:style-name="P1">You Won</text:p>
          <text:p text:style-name="P3">100</text:p>
          <text:p text:style-name="P1">but you lost</text:p>
          <text:p text:style-name="P3">50</text:p>
        </draw:text-box>
      </draw:frame>
      <draw:frame draw:style-name="fr1" draw:name="Frame12" text:anchor-type="page" text:anchor-page-number="1" svg:y="0in" svg:width="4.1299in" svg:height="5.498in" draw:z-index="8">
        <draw:text-box>
          <text:p text:style-name="P2"/>
          <text:p text:style-name="P2"/>
          <text:p text:style-name="P2"/>
          <text:p text:style-name="P2"/>
          <text:p text:style-name="P1">You won</text:p>
          <text:p text:style-name="P4">100</text:p>
          <text:p text:style-name="P7">score</text:p>
        </draw:text-box>
      </draw:frame>
      <draw:frame draw:style-name="fr2" draw:name="Frame22" text:anchor-type="page" text:anchor-page-number="1" svg:x="4.3402in" svg:y="0in" svg:width="4.1299in" svg:height="5.498in" draw:z-index="9">
        <draw:text-box>
          <text:p text:style-name="P2"/>
          <text:p text:style-name="P2"/>
          <text:p text:style-name="P1">You won</text:p>
          <text:p text:style-name="P4">100</text:p>
          <text:p text:style-name="P1">score but lost</text:p>
          <text:p text:style-name="P4">125</text:p>
        </draw:text-box>
      </draw:frame>
      <draw:frame draw:style-name="fr2" draw:name="Frame32" text:anchor-type="page" text:anchor-page-number="1" svg:x="0.0791in" svg:y="5.4972in" svg:width="4.1299in" svg:height="5.5028in" draw:z-index="10">
        <draw:text-box>
          <text:p text:style-name="P2"/>
          <text:p text:style-name="P2"/>
          <text:p text:style-name="P2"/>
          <text:p text:style-name="P2"/>
          <text:p text:style-name="P1">You won</text:p>
          <text:p text:style-name="P4">50</text:p>
          <text:p text:style-name="P7">score</text:p>
        </draw:text-box>
      </draw:frame>
      <draw:frame draw:style-name="fr2" draw:name="Frame42" text:anchor-type="page" text:anchor-page-number="1" svg:x="4.3382in" svg:y="5.4972in" svg:width="4.1299in" svg:height="5.5028in" draw:z-index="11">
        <draw:text-box>
          <text:p text:style-name="P2"/>
          <text:p text:style-name="P2"/>
          <text:p text:style-name="P2"/>
          <text:p text:style-name="P2"/>
          <text:p text:style-name="P1">You won</text:p>
          <text:p text:style-name="P4">50</text:p>
          <text:p text:style-name="P7">score</text:p>
        </draw:text-box>
      </draw:frame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Frame_20_contents" style:display-name="Frame contents" style:family="paragraph" style:parent-style-name="Text_20_body" style:class="extra">
      <style:paragraph-properties fo:line-height="150%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in" fo:margin-bottom="0.0047in" fo:margin-left="0in" fo:margin-right="0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1-02T19:44:59</meta:creation-date>
    <meta:editing-duration>PT21M56S</meta:editing-duration>
    <meta:editing-cycles>5</meta:editing-cycles>
    <meta:generator>LibreOffice/3.4$Unix LibreOffice_project/340m1$Build-402</meta:generator>
    <dc:date>2012-01-02T20:16:09</dc:date>
    <meta:document-statistic meta:table-count="0" meta:image-count="0" meta:object-count="0" meta:page-count="1" meta:paragraph-count="37" meta:word-count="59" meta:character-count="204" meta:non-whitespace-character-count="182"/>
  </office:meta>
</office:document-meta>
</file>